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" svg:font-family="Lucidasans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3" style:family="paragraph" style:parent-style-name="Text_20_body">
      <style:paragraph-properties fo:margin-left="0cm" fo:margin-right="0cm" fo:text-indent="0.635cm" style:auto-text-indent="false"/>
    </style:style>
    <style:style style:name="P4" style:family="paragraph" style:parent-style-name="Normal">
      <style:text-properties fo:language="en" fo:country="US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text-position="super 67%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eting Agenda</text:p>
      <text:p text:style-name="Text_20_body">Location: HC</text:p>
      <text:p text:style-name="Text_20_body">Date: 28/3 - 2011</text:p>
      <text:p text:style-name="Text_20_body">Time:15.23</text:p>
      <text:p text:style-name="Text_20_body">Facilitator: Boel Nelson</text:p>
      <text:p text:style-name="Text_20_body">Participants: Boel Nelson, Jennifer Panditha, Anton Lin and Robert Kaufmann</text:p>
      <text:list xml:id="list35463851" text:style-name="L1">
        <text:list-item>
          <text:p text:style-name="P5">Objectives</text:p>
        </text:list-item>
      </text:list>
      <text:p text:style-name="P1">Finish the documentation of the use cases and RAD. Come up with a GUI. </text:p>
      <text:list xml:id="list35440675" text:continue-numbering="true" text:style-name="L1">
        <text:list-item>
          <text:p text:style-name="P5">Reports</text:p>
        </text:list-item>
      </text:list>
      <text:p text:style-name="P2">Class diagram is not done yet, sequence diagram not done yet either.</text:p>
      <text:list xml:id="list35461743" text:continue-numbering="true" text:style-name="L1">
        <text:list-item>
          <text:p text:style-name="P5">Discussion items</text:p>
        </text:list-item>
      </text:list>
      <text:list xml:id="list35449394" text:style-name="L2">
        <text:list-item>
          <text:p text:style-name="P6">Use cases documentation</text:p>
        </text:list-item>
        <text:list-item>
          <text:p text:style-name="P6">GUI</text:p>
        </text:list-item>
        <text:list-item>
          <text:p text:style-name="P6">RAD</text:p>
        </text:list-item>
      </text:list>
      <text:list xml:id="list35454982" text:style-name="L1">
        <text:list-item>
          <text:p text:style-name="P5">Outcomes and assignments</text:p>
        </text:list-item>
      </text:list>
      <text:p text:style-name="P2">Everyone will do a mockup of the GUI on a paper by next meeting. We will work on RAD and use cases the rest of the week.</text:p>
      <text:list xml:id="list35457952" text:continue-numbering="true" text:style-name="L1">
        <text:list-item>
          <text:p text:style-name="P5">Wrap up</text:p>
        </text:list-item>
      </text:list>
      <text:p text:style-name="P3">Next meeting is on Thursday 31<text:span text:style-name="Standardstycketeckensnitt"><text:span text:style-name="T1">st</text:span></text:span> of March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" svg:font-family="Lucidasans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sv" fo:country="SE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line-height="100%" fo:orphans="0" fo:widows="0" fo:hyphenation-ladder-count="no-limit" style:vertical-align="baseline"/>
      <style:text-properties style:font-name="Nimbus Roman No9 L" fo:font-size="12pt" fo:language="en" fo:country="US" style:letter-kerning="true" style:font-name-asian="Nimbus Sans L" style:font-size-asian="12pt" style:language-asian="sv" style:country-asian="SE" style:font-name-complex="Lucidasans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Rubrik" style:next-style-name="Text_20_body" style:default-outline-level="1" style:class="text">
      <style:paragraph-properties fo:margin-top="0.423cm" fo:margin-bottom="0.212cm" fo:orphans="0" fo:widows="0" fo:hyphenation-ladder-count="no-limit" fo:padding="0cm" fo:border="none" style:shadow="none" fo:keep-with-next="always" style:vertical-align="baseline"/>
      <style:text-properties style:use-window-font-color="true" style:font-name="Nimbus Sans L" fo:font-size="14pt" fo:letter-spacing="normal" fo:language="en" fo:country="US" fo:font-weight="bold" style:letter-kerning="true" style:font-name-asian="Nimbus Sans L" style:font-size-asian="14pt" style:language-asian="sv" style:country-asian="SE" style:font-weight-asian="bold" style:font-name-complex="Lucidasans" style:font-size-complex="14pt" style:font-weight-complex="bold" fo:hyphenate="false" fo:hyphenation-remain-char-count="0" fo:hyphenation-push-char-count="0"/>
    </style:style>
    <style:style style:name="Rubrik" style:family="paragraph" style:parent-style-name="Normal" style:next-style-name="Normal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tandardstycketeckensnitt" style:family="text"/>
    <style:style style:name="Rubrik_20_Char" style:display-name="Rubrik Char" style:family="text" style:parent-style-name="Standardstycketeckensnit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Jennifer</meta:initial-creator>
    <dc:creator>Robert Kaufmann</dc:creator>
    <meta:creation-date>2011-05-17T13:40:00Z</meta:creation-date>
    <dc:date>2011-05-22T15:32:38.88</dc:date>
    <meta:editing-cycles>1</meta:editing-cycles>
    <meta:editing-duration>PT1320S</meta:editing-duration>
    <meta:document-statistic meta:table-count="0" meta:image-count="0" meta:object-count="0" meta:page-count="1" meta:paragraph-count="18" meta:word-count="105" meta:character-count="559"/>
    <meta:template xlink:type="simple" xlink:actuate="onRequest" xlink:title="" xlink:href="../Old/28-03-2011.odt/Normal"/>
  </office:meta>
</office:document-meta>
</file>